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d87a" officeooo:paragraph-rsid="0014d87a"/>
    </style:style>
    <style:style style:name="P2" style:family="paragraph" style:parent-style-name="Standard">
      <style:text-properties style:text-underline-style="none" officeooo:rsid="001c79de" officeooo:paragraph-rsid="0014d87a"/>
    </style:style>
    <style:style style:name="P3" style:family="paragraph" style:parent-style-name="Standard">
      <style:text-properties style:text-underline-style="none" officeooo:rsid="001a7ac3" officeooo:paragraph-rsid="0014d87a"/>
    </style:style>
    <style:style style:name="P4" style:family="paragraph" style:parent-style-name="Standard">
      <style:text-properties style:text-underline-style="none" officeooo:rsid="0014d87a" officeooo:paragraph-rsid="0014d8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ARIO</text:p>
      <text:p text:style-name="P1"/>
      <text:p text:style-name="P4">Almacén: Edificio o local donde se depositan los paquetes.</text:p>
      <text:p text:style-name="P4"/>
      <text:p text:style-name="P2">Correo: Servicio público que tiene por objeto el transporte de la correspondencia oficial y privada.</text:p>
      <text:p text:style-name="P2"/>
      <text:p text:style-name="P3">Envío: Acción de hacer que un paquete se dirija o sea llevado a alguna parte.</text:p>
      <text:p text:style-name="P3"/>
      <text:p text:style-name="P4">Furgoneta: medio utilizado para transportar los paquetes del lugar origen al destino.</text:p>
      <text:p text:style-name="P4"/>
      <text:p text:style-name="P4">Oficina: lugar físico en el que el cliente puede recoger o entregar su paquete.</text:p>
      <text:p text:style-name="P2"/>
      <text:p text:style-name="P2">Paquete: Objeto que se ajusta a determinados requisitos y se envía por correo.</text:p>
      <text:p text:style-name="P2"/>
      <text:p text:style-name="P4">Pedido: encargo del cliente a la empresa, en este caso el pedido.</text:p>
      <text:p text:style-name="P4"/>
      <text:p text:style-name="P4">Ruta: recorrido realizado por las furgonetas para entregar el paquete.</text:p>
      <text:p text:style-name="P4"/>
      <text:p text:style-name="P4">Web: medio online por el que el cliente realiza el pedido.</text:p>
      <text:p text:style-name="P4"/>
      <text:p text:style-name="P2"/>
      <text:p text:style-name="P2"/>
      <text:p text:style-name="P2"/>
      <text:p text:style-name="P2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54:57.016915674</meta:creation-date>
    <dc:date>2018-04-10T13:57:50.214885125</dc:date>
    <meta:editing-duration>P0D</meta:editing-duration>
    <meta:editing-cycles>1</meta:editing-cycles>
    <meta:document-statistic meta:table-count="0" meta:image-count="0" meta:object-count="0" meta:page-count="1" meta:paragraph-count="10" meta:word-count="112" meta:character-count="678" meta:non-whitespace-character-count="576"/>
    <meta:generator>LibreOffice/4.2.8.2$Linux_X86_64 LibreOffice_project/420m0$Build-2</meta:generator>
  </office:meta>
</office:document-meta>
</file>